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4788" officeooo:paragraph-rsid="000c47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 I sat contemplating the reality of my situation, it occurred to me that not only had I underestimated the circumstances that had been stacked against me, I had overestimated myself. It would be fair of you to be curious how how one can bring themselves back from the brink of total collapse, but for me to answer that question, first I must find the ans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1T00:01:48.042542307</meta:creation-date>
    <dc:date>2019-08-01T00:06:15.442486884</dc:date>
    <meta:editing-duration>PT4M31S</meta:editing-duration>
    <meta:editing-cycles>1</meta:editing-cycles>
    <meta:document-statistic meta:table-count="0" meta:image-count="0" meta:object-count="0" meta:page-count="1" meta:paragraph-count="1" meta:word-count="66" meta:character-count="360" meta:non-whitespace-character-count="295"/>
    <meta:generator>LibreOffice/6.2.2.2$Linux_X86_64 LibreOffice_project/20$Build-2</meta:generator>
  </office:meta>
</office:document-meta>
</file>